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0E2C4DFD2BEB685A.png" manifest:media-type="image/png"/>
  <manifest:file-entry manifest:full-path="Pictures/10000201000002BC00000102D85439268838D85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Product Backlog Burndown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1.0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0">20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3">
            <text:list-item>
              <text:p text:style-name="MP14"><text:span text:style-name="MT5">Mastertextformat bearbeiten</text:span></text:p>
              <text:list>
                <text:list-item>
                  <text:p text:style-name="MP15"><text:span text:style-name="MT6">Zweite Ebene</text:span></text:p>
                  <text:list>
                    <text:list-item>
                      <text:p text:style-name="MP15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0">20/03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9.892cm" svg:height="3.681cm" svg:x="3.635cm" svg:y="0.269cm" presentation:class="title" presentation:user-transformed="true">
        <draw:text-box>
          <text:p text:style-name="MP11"><text:span text:style-name="MT9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14</meta:editing-cycles>
    <meta:creation-date>2017-10-02T10:51:52</meta:creation-date>
    <dc:date>2019-03-20T12:33:51.677955017</dc:date>
    <meta:editing-duration>PT2H15M58S</meta:editing-duration>
    <meta:generator>LibreOffice/6.1.3.2$Linux_X86_64 LibreOffice_project/1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0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9.241cm" svg:y="0.463cm" chart:style-name="ch2">
          <text:p>Product Backlog Burndown Chart</text:p>
        </chart:title>
        <chart:legend chart:legend-position="bottom" svg:x="5.883cm" svg:y="15.721cm" style:legend-expansion="wide" chart:style-name="ch3"/>
        <chart:plot-area chart:style-name="ch4" chart:data-source-has-labels="both" svg:x="1.38cm" svg:y="1.619cm" svg:width="28.678cm" svg:height="11.751cm">
          <chartooo:coordinate-region svg:x="2.01cm" svg:y="1.871cm" svg:width="27.292cm" svg:height="10.896cm"/>
          <chart:axis chart:dimension="x" chart:name="primary-x" chart:style-name="ch5" chartooo:axis-type="auto">
            <chartooo:date-scale chart:base-time-unit="days"/>
            <chart:title svg:x="15.053cm" svg:y="13.698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8.24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Feb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